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577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break-before="page"/>
      <style:text-properties fo:language="fr" fo:country="FR" officeooo:paragraph-rsid="00118406"/>
    </style:style>
    <style:style style:name="P22" style:family="paragraph" style:parent-style-name="Heading_20_1">
      <style:text-properties fo:language="fr" fo:country="FR" officeooo:paragraph-rsid="00169fbf"/>
    </style:style>
    <style:style style:name="P23" style:family="paragraph" style:parent-style-name="Heading_20_1">
      <style:text-properties officeooo:paragraph-rsid="001aba6a"/>
    </style:style>
    <style:style style:name="P24" style:family="paragraph" style:parent-style-name="Heading_20_1">
      <style:text-properties officeooo:paragraph-rsid="001ed577"/>
    </style:style>
    <style:style style:name="P25" style:family="paragraph" style:parent-style-name="Text_20_body">
      <style:text-properties fo:language="fr" fo:country="FR" officeooo:rsid="001aba6a" officeooo:paragraph-rsid="001edc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a6b5c" style:font-weight-asian="normal" style:font-weight-complex="normal"/>
    </style:style>
    <style:style style:name="T6" style:family="text">
      <style:text-properties fo:font-weight="normal" officeooo:rsid="001edf87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>Documentation <text:span text:style-name="T10">Concepteur</text:span> BertheVario<text:span text:style-name="T10">Tac</text:span></text:p>
      <text:p text:style-name="P8"/>
      <text:p text:style-name="P8"/>
      <text:p text:style-name="P8"/>
      <text:p text:style-name="P9">Projet d’<text:span text:style-name="T10">alti vario gps parapente</text:span></text:p>
      <text:p text:style-name="P9"/>
      <text:p text:style-name="P10">à base de 2.8inch ESP32-2432S028</text:p>
      <text:p text:style-name="P9"/>
      <text:p text:style-name="P14"><text:span text:style-name="T1">Version :</text:span> <text:span text:style-name="T1">20240</text:span><text:span text:style-name="T2">9</text:span><text:span text:style-name="T3">2</text:span><text:span text:style-name="T6">3b</text:span></text:p>
      <text:p text:style-name="P14"><text:span text:style-name="T4"/></text:p>
      <text:p text:style-name="P14"><text:span text:style-name="T4"/></text:p>
      <text:p text:style-name="P16">https://github.com/gitberthe/BertheVario<text:span text:style-name="T10">Tac</text:span></text:p>
      <text:p text:style-name="P9"/>
      <text:p text:style-name="P9"/>
      <text:p text:style-name="P9"/>
      <text:p text:style-name="P11">Compilé avec Visual Studio Code / <text:span text:style-name="T12">PlatformIO</text:span></text:p>
      <text:p text:style-name="P13"/>
      <text:p text:style-name="P13"/>
      <text:p text:style-name="P12">Espressif Systems </text:p>
      <text:p text:style-name="P11"><text:span text:style-name="T7">ESP32 </text:span><text:span text:style-name="T8">Dev Module</text:span></text:p>
      <text:p text:style-name="P11"><text:span text:style-name="T10">ESP32-2432S028</text:span><text:span text:style-name="T9"> </text:span><text:span text:style-name="T7">Arduino</text:span></text:p>
      <text:p text:style-name="P10">Wroom 32</text:p>
      <text:p text:style-name="P11"/>
      <text:p text:style-name="P11"><text:s/>langage C++.</text:p>
      <text:p text:style-name="P11"/>
      <text:p text:style-name="P18"/>
      <text:p text:style-name="P19"/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</text:index-body>
      </text:table-of-content>
      <text:p text:style-name="P17"/>
      <text:h text:style-name="P21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5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6">* La librairie <text:span text:style-name="T19">pour le gestionnaire de fichier Wifi doit etre modifiée.</text:span></text:p>
      <text:p text:style-name="P6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2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4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23" text:outline-level="1"><text:bookmark-start text:name="__RefHeading___Toc3992_1226284572"/><text:span text:style-name="T17">Connexion Gps </text:span>GY-NEO6MV2 :<text:bookmark-end text:name="__RefHeading___Toc3992_1226284572"/></text:h>
      <text:p text:style-name="P25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25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h text:style-name="P24" text:outline-level="1"><text:bookmark-start text:name="__RefHeading___Toc3992_1226284572 Copie 2"/>Connexion <text:span text:style-name="T21">capteur de pression</text:span> <text:span text:style-name="T21">BMP180</text:span> :<text:bookmark-end text:name="__RefHeading___Toc3992_1226284572 Copie 2"/></text:h>
      <text:p text:style-name="P7">If faut alimenter correctement le module par le connecteur CN1 en 3,3v. De même connecter la broche <text:span text:style-name="T21">SDA à l’entrée 27 du connecteur CN1</text:span>. <text:span text:style-name="T21">Et la broche SCL à la pin 22 du connecteur P3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32" meta:word-count="298" meta:character-count="2172" meta:non-whitespace-character-count="1906"/>
  </office:meta>
</office:document-meta>
</file>